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4-2014</text:span></text:span></text:p>
      <text:p text:style-name="P14">ACTA DE INICIO DE PROCEDIMIENTO</text:p>
      <text:p text:style-name="P15"/>
      <text:p text:style-name="P16"><text:span text:style-name="T17">Siendo las (hora),del día siete (07) de Jul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4-2014</text:span><text:span text:style-name="T18"> </text:span><text:span text:style-name="T17">para la adquisición de </text:span><text:span text:style-name="T19">- 5000 AZÚCAR
<text:line-break/>- 4400 DESINFECTANTES
<text:line-break/>- 1200 ESPONJA DE JABON
<text:line-break/>- 500 ESPONJAS
<text:line-break/>- 1100 JABON LIQUIDO
<text:line-break/>- 1200 LAVAPLATOS EN CREMA 400GR
<text:line-break/>- 2000 LIMPIADOR DE POCETA
<text:line-break/>- 1200 LIMPIADOR DE SUPERFICIE (ESCRITORIO)EN SPRAY-PRIDE
<text:line-break/>- 400 LIMPIADOR DE VIDRIO
<text:line-break/>- 5000 MASCARILLAS
<text:line-break/>- 1000 MOPAS PARA COLETOS
<text:line-break/>- 9600 PAPEL HIGIENICO (ROLLOS)
<text:line-break/>- 18000 PAPEL HIGIENICO INDUSTRIAL 9
<text:line-break/>- 100 PAPELERAS PLASTICAS
<text:line-break/>- 6000 SERVILLETAS
<text:line-break/>- 1200 TÉ - SABORES SURTIDOS
<text:line-break/>- 5000 VASOS PLASTICOS Nº 10
<text:line-break/>- 5000 VASOS PLASTICOS Nº 5
<text:line-break/>- 5000 VASOS PLASTICOS PEQUEÑOS Nº 27 (CAFÉ?)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5000 AZÚCAR
<text:line-break/>- 4400 DESINFECTANTES
<text:line-break/>- 1200 ESPONJA DE JABON
<text:line-break/>- 500 ESPONJAS
<text:line-break/>- 1100 JABON LIQUIDO
<text:line-break/>- 1200 LAVAPLATOS EN CREMA 400GR
<text:line-break/>- 2000 LIMPIADOR DE POCETA
<text:line-break/>- 1200 LIMPIADOR DE SUPERFICIE (ESCRITORIO)EN SPRAY-PRIDE
<text:line-break/>- 400 LIMPIADOR DE VIDRIO
<text:line-break/>- 5000 MASCARILLAS
<text:line-break/>- 1000 MOPAS PARA COLETOS
<text:line-break/>- 9600 PAPEL HIGIENICO (ROLLOS)
<text:line-break/>- 18000 PAPEL HIGIENICO INDUSTRIAL 9
<text:line-break/>- 100 PAPELERAS PLASTICAS
<text:line-break/>- 6000 SERVILLETAS
<text:line-break/>- 1200 TÉ - SABORES SURTIDOS
<text:line-break/>- 5000 VASOS PLASTICOS Nº 10
<text:line-break/>- 5000 VASOS PLASTICOS Nº 5
<text:line-break/>- 5000 VASOS PLASTICOS PEQUEÑOS Nº 27 (CAFÉ?)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5000 AZÚCAR
<text:line-break/>- 4400 DESINFECTANTES
<text:line-break/>- 1200 ESPONJA DE JABON
<text:line-break/>- 500 ESPONJAS
<text:line-break/>- 1100 JABON LIQUIDO
<text:line-break/>- 1200 LAVAPLATOS EN CREMA 400GR
<text:line-break/>- 2000 LIMPIADOR DE POCETA
<text:line-break/>- 1200 LIMPIADOR DE SUPERFICIE (ESCRITORIO)EN SPRAY-PRIDE
<text:line-break/>- 400 LIMPIADOR DE VIDRIO
<text:line-break/>- 5000 MASCARILLAS
<text:line-break/>- 1000 MOPAS PARA COLETOS
<text:line-break/>- 9600 PAPEL HIGIENICO (ROLLOS)
<text:line-break/>- 18000 PAPEL HIGIENICO INDUSTRIAL 9
<text:line-break/>- 100 PAPELERAS PLASTICAS
<text:line-break/>- 6000 SERVILLETAS
<text:line-break/>- 1200 TÉ - SABORES SURTIDOS
<text:line-break/>- 5000 VASOS PLASTICOS Nº 10
<text:line-break/>- 5000 VASOS PLASTICOS Nº 5
<text:line-break/>- 5000 VASOS PLASTICOS PEQUEÑOS Nº 27 (CAFÉ?)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